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MessageExchangeException.get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MessageExchangeException.FaultMessageExchangeException( String errmsg , QName faultName , Element fa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ultMessageExchangeException.getFaul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